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chTagMethodType.checkMethod( MethodDeclaration methodBeingChecked , AnnotationValue value , AnnotationInstance [ ] parentAnnotations , MemberDeclaration classMembe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CatchGrammar.onEndCheck( AnnotationInstance annotation , AnnotationInstance [ ] parentAnnotations , MemberDeclaration classMember , Map checkResul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atchTagMethodType.CatchTagMetho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chGrammar.getMutuallyExclusive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chGrammar.CatchGrammar( CoreAnnotationProcessorEnv env , Diagnostics diags , String requiredRuntimeVersion , RuntimeVersionChecker runtimeVersionChecker , String annotationRootName , FlowControllerInfo fc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tchGrammar.getRequired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